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8"/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D. Ferro's journey 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3" office:value-type="string">
            <text:p>Start Time</text:p>
          </table:table-cell>
          <table:table-cell table:style-name="ce3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Hours</text:p>
          </table:table-cell>
          <table:table-cell table:style-name="ce3" office:value-type="string">
            <text:p>Total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4" office:value-type="time" office:time-value="PT14H00M00S">
            <text:p>14.00</text:p>
          </table:table-cell>
          <table:table-cell table:style-name="ce4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4" table:formula="of:=[.D3]-[.C3]" office:value-type="time" office:time-value="PT00H15M00S">
            <text:p>00.15</text:p>
          </table:table-cell>
          <table:table-cell table:style-name="ce3" table:formula="of:=SUM([.G3:.G5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4" table:formula="of:=[.D4]-[.C4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45M00S">
            <text:p>15.45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4" table:formula="of:=[.D5]-[.C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4" office:value-type="time" office:time-value="PT11H00M00S">
            <text:p>11.00</text:p>
          </table:table-cell>
          <table:table-cell table:style-name="ce4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4" table:formula="of:=[.D7]-[.C7]" office:value-type="time" office:time-value="PT00H15M00S">
            <text:p>00.15</text:p>
          </table:table-cell>
          <table:table-cell table:style-name="ce3" table:formula="of:=SUM([.G7:.G10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15M00S">
            <text:p>11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4" table:formula="of:=[.D8]-[.C8]" office:value-type="time" office:time-value="PT01H45M00S">
            <text:p>01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4" table:formula="of:=[.D9]-[.C9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4" table:formula="of:=[.D10]-[.C10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4" office:value-type="time" office:time-value="PT09H15M00S">
            <text:p>09.15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4" table:formula="of:=[.D12]-[.C12]" office:value-type="time" office:time-value="PT00H30M00S">
            <text:p>00.30</text:p>
          </table:table-cell>
          <table:table-cell table:style-name="ce3" table:formula="of:=SUM([.G12:.G1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4" table:formula="of:=[.D13]-[.C13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4" table:formula="of:=[.D14]-[.C1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4" table:formula="of:=[.D15]-[.C15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]-[.C1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4" table:formula="of:=[.D17]-[.C17]" office:value-type="time" office:time-value="PT01H35M00S">
            <text:p>01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0M00S">
            <text:p>15.5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4" table:formula="of:=[.D18]-[.C18]" office:value-type="time" office:time-value="PT01H40M00S">
            <text:p>01.4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4" table:formula="of:=[.D20]-[.C20]" office:value-type="time" office:time-value="PT00H15M00S">
            <text:p>00.15</text:p>
          </table:table-cell>
          <table:table-cell table:style-name="ce3" table:formula="of:=SUM([.G20:.G25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09H45M00S">
            <text:p>09.45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4" table:formula="of:=[.D21]-[.C21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4" table:formula="of:=[.D22]-[.C22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4" table:formula="of:=[.D23]-[.C2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4" table:formula="of:=[.D24]-[.C24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4" table:formula="of:=[.D25]-[.C2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4" table:formula="of:=[.D27]-[.C27]" office:value-type="time" office:time-value="PT01H30M00S">
            <text:p>01.30</text:p>
          </table:table-cell>
          <table:table-cell table:style-name="ce3" table:formula="of:=SUM([.G27:.G2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4" table:formula="of:=[.D28]-[.C28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4" table:formula="of:=[.D29]-[.C29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1]-[.C31]" office:value-type="time" office:time-value="PT01H45M00S">
            <text:p>01.45</text:p>
          </table:table-cell>
          <table:table-cell table:style-name="ce3" table:formula="of:=SUM([.G31:.G35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4" table:formula="of:=[.D32]-[.C3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4" table:formula="of:=[.D33]-[.C33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5M00S">
            <text:p>12.3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4" table:formula="of:=[.D34]-[.C34]" office:value-type="time" office:time-value="PT00H25M00S">
            <text:p>00.2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50M00S">
            <text:p>13.5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5]-[.C35]" office:value-type="time" office:time-value="PT01H10M00S">
            <text:p>01.1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4" table:formula="of:=[.D37]-[.C37]" office:value-type="time" office:time-value="PT00H30M00S">
            <text:p>00.30</text:p>
          </table:table-cell>
          <table:table-cell table:style-name="ce3" table:formula="of:=SUM([.G37:.G42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8]-[.C38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39]-[.C39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4" table:formula="of:=[.D40]-[.C4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1]-[.C4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4" table:formula="of:=[.D42]-[.C42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3]-[.C43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4" table:formula="of:=[.D45]-[.C45]" office:value-type="time" office:time-value="PT01H00M00S">
            <text:p>01.00</text:p>
          </table:table-cell>
          <table:table-cell table:style-name="ce3" table:formula="of:=SUM([.G45:.G4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4" table:formula="of:=[.D46]-[.C46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4" table:formula="of:=[.D47]-[.C4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3H30M00S">
            <text:p>13.3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4" table:formula="of:=[.D48]-[.C48]" office:value-type="time" office:time-value="PT04H00M00S">
            <text:p>04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4" office:value-type="time" office:time-value="PT10H00M00S">
            <text:p>10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0]-[.C50]" office:value-type="time" office:time-value="PT03H00M00S">
            <text:p>03.00</text:p>
          </table:table-cell>
          <table:table-cell table:style-name="ce3" table:formula="of:=SUM([.G50:.G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1]-[.C51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3]-[.C53]" office:value-type="time" office:time-value="PT02H45M00S">
            <text:p>02.45</text:p>
          </table:table-cell>
          <table:table-cell table:style-name="ce3" table:formula="of:=SUM([.G53:.G5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4" table:formula="of:=[.D54]-[.C54]" office:value-type="time" office:time-value="PT01H15M00S">
            <text:p>01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4" table:formula="of:=[.D55]-[.C55]" office:value-type="time" office:time-value="PT02H30M00S">
            <text:p>02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57]-[.C57]" office:value-type="time" office:time-value="PT03H30M00S">
            <text:p>03.30</text:p>
          </table:table-cell>
          <table:table-cell table:style-name="ce3" table:formula="of:=SUM([.G57:.G58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4" table:formula="of:=[.D58]-[.C58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0]-[.C60]" office:value-type="time" office:time-value="PT03H30M00S">
            <text:p>03.30</text:p>
          </table:table-cell>
          <table:table-cell table:style-name="ce3" table:formula="of:=SUM([.G60:.G6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1]-[.C61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3]-[.C63]" office:value-type="time" office:time-value="PT03H30M00S">
            <text:p>03.30</text:p>
          </table:table-cell>
          <table:table-cell table:style-name="ce3" table:formula="of:=SUM([.G63:.G6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4]-[.C64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6]-[.C66]" office:value-type="time" office:time-value="PT03H30M00S">
            <text:p>03.30</text:p>
          </table:table-cell>
          <table:table-cell table:style-name="ce3" table:formula="of:=SUM([.G66:.G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7]-[.C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4" office:value-type="time" office:time-value="PT09H20M00S">
            <text:p>09.2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69]-[.C69]" office:value-type="time" office:time-value="PT03H40M00S">
            <text:p>03.40</text:p>
          </table:table-cell>
          <table:table-cell table:style-name="ce3" table:formula="of:=SUM([.G69:.G72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4" table:formula="of:=[.D70]-[.C70]" office:value-type="time" office:time-value="PT01H55M00S">
            <text:p>01.5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55M00S">
            <text:p>15.55</text:p>
          </table:table-cell>
          <table:table-cell table:style-name="ce4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4" table:formula="of:=[.D71]-[.C71]" office:value-type="time" office:time-value="PT00H50M00S">
            <text:p>00.5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45M00S">
            <text:p>16.4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4" table:formula="of:=[.D72]-[.C72]" office:value-type="time" office:time-value="PT00H15M00S">
            <text:p>00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4" table:formula="of:=[.D74]-[.C74]" office:value-type="time" office:time-value="PT01H00M00S">
            <text:p>01.00</text:p>
          </table:table-cell>
          <table:table-cell table:style-name="ce3" table:formula="of:=SUM([.G74:.G77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5]-[.C75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15M00S">
            <text:p>14.15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4" table:formula="of:=[.D76]-[.C7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77]-[.C77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4" table:formula="of:=[.D79]-[.C79]" office:value-type="time" office:time-value="PT03H30M00S">
            <text:p>03.30</text:p>
          </table:table-cell>
          <table:table-cell table:style-name="ce3" table:formula="of:=SUM([.G79:.G81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4" table:formula="of:=[.D80]-[.C80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30M00S">
            <text:p>15.30</text:p>
          </table:table-cell>
          <table:table-cell table:style-name="ce4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4" table:formula="of:=[.D81]-[.C81]" office:value-type="time" office:time-value="PT00H35M00S">
            <text:p>00.3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4" table:formula="of:=[.D83]-[.C83]" office:value-type="time" office:time-value="PT01H00M00S">
            <text:p>01.00</text:p>
          </table:table-cell>
          <table:table-cell table:style-name="ce3" table:formula="of:=SUM([.G83:.G8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30M00S">
            <text:p>10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4" table:formula="of:=[.D84]-[.C8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4" table:formula="of:=[.D85]-[.C8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4" table:formula="of:=[.D86]-[.C8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4" table:formula="of:=[.D88]-[.C88]" office:value-type="time" office:time-value="PT01H30M00S">
            <text:p>01.30</text:p>
          </table:table-cell>
          <table:table-cell table:style-name="ce3" table:formula="of:=SUM([.G88:.G90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4" table:formula="of:=[.D89]-[.C89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0]-[.C90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4" table:formula="of:=[.D92]-[.C92]" office:value-type="time" office:time-value="PT03H30M00S">
            <text:p>03.30</text:p>
          </table:table-cell>
          <table:table-cell table:style-name="ce3" table:formula="of:=SUM([.G92:.G9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4" table:formula="of:=[.D93]-[.C9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4" table:formula="of:=[.D95]-[.C95]" office:value-type="time" office:time-value="PT03H30M00S">
            <text:p>03.30</text:p>
          </table:table-cell>
          <table:table-cell table:style-name="ce3" table:formula="of:=SUM([.G95:.G9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4" table:formula="of:=[.D96]-[.C96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15M00S">
            <text:p>16.15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4" table:formula="of:=[.D97]-[.C97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99]-[.C99]" office:value-type="time" office:time-value="PT03H30M00S">
            <text:p>03.30</text:p>
          </table:table-cell>
          <table:table-cell table:style-name="ce3" table:formula="of:=SUM([.G99:.G100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4" table:formula="of:=[.D100]-[.C100]" office:value-type="time" office:time-value="PT03H45M00S">
            <text:p>03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4" table:formula="of:=[.D102]-[.C102]" office:value-type="time" office:time-value="PT03H30M00S">
            <text:p>03.30</text:p>
          </table:table-cell>
          <table:table-cell table:style-name="ce3" table:formula="of:=SUM([.G102:.G103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4" table:formula="of:=[.D103]-[.C103]" office:value-type="time" office:time-value="PT03H15M00S">
            <text:p>03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4" table:formula="of:=[.D105]-[.C105]" office:value-type="time" office:time-value="PT02H00M00S">
            <text:p>02.00</text:p>
          </table:table-cell>
          <table:table-cell table:style-name="ce3" table:formula="of:=SUM([.G105:.G109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4" table:formula="of:=[.D106]-[.C106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4" table:formula="of:=[.D107]-[.C10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4" table:formula="of:=[.D108]-[.C108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4" table:formula="of:=[.D109]-[.C10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4" table:formula="of:=[.D111]-[.C111]" office:value-type="time" office:time-value="PT02H30M00S">
            <text:p>02.30</text:p>
          </table:table-cell>
          <table:table-cell table:style-name="ce3" table:formula="of:=SUM([.G111:.G115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4" table:formula="of:=[.D112]-[.C112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30M00S">
            <text:p>12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3]-[.C113]" office:value-type="time" office:time-value="PT00H30M00S">
            <text:p>00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4" table:formula="of:=[.D114]-[.C114]" office:value-type="time" office:time-value="PT01H00M00S">
            <text:p>01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4" table:formula="of:=[.D115]-[.C115]" office:value-type="time" office:time-value="PT02H00M00S">
            <text:p>02.0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17]-[.C117]" office:value-type="time" office:time-value="PT00H50M00S">
            <text:p>00.50</text:p>
          </table:table-cell>
          <table:table-cell table:style-name="ce3" table:formula="of:=SUM([.G117:.G12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20M00S">
            <text:p>10.2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4" table:formula="of:=[.D118]-[.C118]" office:value-type="time" office:time-value="PT01H10M00S">
            <text:p>01.1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19]-[.C119]" office:value-type="time" office:time-value="PT01H30M00S">
            <text:p>01.30</text:p>
          </table:table-cell>
          <table:table-cell table:style-name="ce3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4" table:formula="of:=[.D120]-[.C120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4" table:formula="of:=[.D122]-[.C122]" office:value-type="time" office:time-value="PT03H30M00S">
            <text:p>03.30</text:p>
          </table:table-cell>
          <table:table-cell table:style-name="ce3" table:formula="of:=SUM([.G122:.G124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4" table:formula="of:=[.D123]-[.C123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7H00M00S">
            <text:p>17.00</text:p>
          </table:table-cell>
          <table:table-cell table:style-name="ce4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4" table:formula="of:=[.D124]-[.C124]" office:value-type="time" office:time-value="PT00H20M00S">
            <text:p>00.2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4" table:formula="of:=[.D126]-[.C126]" office:value-type="time" office:time-value="PT03H30M00S">
            <text:p>03.30</text:p>
          </table:table-cell>
          <table:table-cell table:style-name="ce3" table:formula="of:=SUM([.G126:.G12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4" table:formula="of:=[.D127]-[.C127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4" table:formula="of:=[.D128]-[.C12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4" table:formula="of:=[.D130]-[.C130]" office:value-type="time" office:time-value="PT01H15M00S">
            <text:p>01.15</text:p>
          </table:table-cell>
          <table:table-cell table:style-name="ce3" table:formula="of:=SUM([.G130:.G13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45M00S">
            <text:p>10.4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1]-[.C131]" office:value-type="time" office:time-value="PT02H15M00S">
            <text:p>02.1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4" table:formula="of:=[.D132]-[.C13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4]-[.C134]" office:value-type="time" office:time-value="PT02H00M00S">
            <text:p>02.00</text:p>
          </table:table-cell>
          <table:table-cell table:style-name="ce3" table:formula="of:=SUM([.G134:.G13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30M00S">
            <text:p>11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4" table:formula="of:=[.D135]-[.C135]" office:value-type="time" office:time-value="PT01H30M00S">
            <text:p>01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4" table:formula="of:=[.D136]-[.C136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4" table:formula="of:=[.D138]-[.C138]" office:value-type="time" office:time-value="PT03H30M00S">
            <text:p>03.30</text:p>
          </table:table-cell>
          <table:table-cell table:style-name="ce3" table:formula="of:=SUM([.G138:.G139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4" table:formula="of:=[.D139]-[.C139]" office:value-type="time" office:time-value="PT05H00M00S">
            <text:p>05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4" table:formula="of:=[.D141]-[.C141]" office:value-type="time" office:time-value="PT01H30M00S">
            <text:p>01.30</text:p>
          </table:table-cell>
          <table:table-cell table:style-name="ce3" table:formula="of:=SUM([.G141:.G144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4" table:formula="of:=[.D142]-[.C142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4" table:formula="of:=[.D143]-[.C143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4]-[.C14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4" table:formula="of:=[.D146]-[.C146]" office:value-type="time" office:time-value="PT02H15M00S">
            <text:p>02.15</text:p>
          </table:table-cell>
          <table:table-cell table:style-name="ce3" table:formula="of:=SUM([.G146:.G15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45M00S">
            <text:p>11.45</text:p>
          </table:table-cell>
          <table:table-cell table:style-name="ce4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4" table:formula="of:=[.D147]-[.C147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15M00S">
            <text:p>12.15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8]-[.C148]" office:value-type="time" office:time-value="PT00H45M00S">
            <text:p>00.45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4H30M00S">
            <text:p>14.30</text:p>
          </table:table-cell>
          <table:table-cell table:style-name="ce2" office:value-type="string">
            <text:p>prova simulatore F. Privitera su PC nuovo</text:p>
          </table:table-cell>
          <table:table-cell table:style-name="ce2"/>
          <table:table-cell table:style-name="ce4" table:formula="of:=[.D149]-[.C149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30M00S">
            <text:p>14.30</text:p>
          </table:table-cell>
          <table:table-cell table:style-name="ce4" office:value-type="time" office:time-value="PT16H30M00S">
            <text:p>16.30</text:p>
          </table:table-cell>
          <table:table-cell table:style-name="ce2" office:value-type="string">
            <text:p>riunione per dimostrazione giorno 9 giugno</text:p>
          </table:table-cell>
          <table:table-cell table:style-name="ce2"/>
          <table:table-cell table:style-name="ce4" table:formula="of:=[.D150]-[.C15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30M00S">
            <text:p>16.3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51]-[.C151]" office:value-type="time" office:time-value="PT00H30M00S">
            <text:p>00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2" office:value-type="string">
            <text:p>8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algoritmo per REAR (senza coda)</text:p>
          </table:table-cell>
          <table:table-cell table:style-name="ce2"/>
          <table:table-cell table:style-name="ce4" table:formula="of:=[.D153]-[.C153]" office:value-type="time" office:time-value="PT03H30M00S">
            <text:p>03.30</text:p>
          </table:table-cell>
          <table:table-cell table:style-name="ce3" table:formula="of:=SUM([.G153:.G15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4]-[.C15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2" office:value-type="string">
            <text:p>9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0H00M00S">
            <text:p>10.00</text:p>
          </table:table-cell>
          <table:table-cell table:style-name="ce2" office:value-type="string">
            <text:p>risoluzione alcuni bug</text:p>
          </table:table-cell>
          <table:table-cell table:style-name="ce2"/>
          <table:table-cell table:style-name="ce4" table:formula="of:=[.D156]-[.C156]" office:value-type="time" office:time-value="PT00H30M00S">
            <text:p>00.30</text:p>
          </table:table-cell>
          <table:table-cell table:style-name="ce3" table:formula="of:=SUM([.G156:.G160])" office:value-type="time" office:time-value="PT08H00M00S">
            <text:p>08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0H00M00S">
            <text:p>10.00</text:p>
          </table:table-cell>
          <table:table-cell table:style-name="ce4" office:value-type="time" office:time-value="PT11H00M00S">
            <text:p>11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7]-[.C15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1H00M00S">
            <text:p>11.00</text:p>
          </table:table-cell>
          <table:table-cell table:style-name="ce4" office:value-type="time" office:time-value="PT12H00M00S">
            <text:p>12.00</text:p>
          </table:table-cell>
          <table:table-cell table:style-name="ce2" office:value-type="string">
            <text:p>riunione per dimostrazione 3d</text:p>
          </table:table-cell>
          <table:table-cell table:style-name="ce2"/>
          <table:table-cell table:style-name="ce4" table:formula="of:=[.D158]-[.C15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2H00M00S">
            <text:p>12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59]-[.C15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8H30M00S">
            <text:p>18.30</text:p>
          </table:table-cell>
          <table:table-cell table:style-name="ce2" office:value-type="string">
            <text:p>presentazione 3D stand UH</text:p>
          </table:table-cell>
          <table:table-cell table:style-name="ce2"/>
          <table:table-cell table:style-name="ce4" table:formula="of:=[.D160]-[.C160]" office:value-type="time" office:time-value="PT04H30M00S">
            <text:p>04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2" office:value-type="string">
            <text:p>10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2]-[.C162]" office:value-type="time" office:time-value="PT03H30M00S">
            <text:p>03.30</text:p>
          </table:table-cell>
          <table:table-cell table:style-name="ce3" table:formula="of:=SUM([.G162:.G165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implementazione algoritmo per REAR (approccio spaziale)</text:p>
          </table:table-cell>
          <table:table-cell table:style-name="ce2"/>
          <table:table-cell table:style-name="ce4" table:formula="of:=[.D163]-[.C163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64]-[.C164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2" office:value-type="string">
            <text:p>11 Fri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6]-[.C166]" office:value-type="time" office:time-value="PT03H30M00S">
            <text:p>03.30</text:p>
          </table:table-cell>
          <table:table-cell table:style-name="ce3" table:formula="of:=SUM([.G166:.G167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30M00S">
            <text:p>17.30</text:p>
          </table:table-cell>
          <table:table-cell table:style-name="ce2" office:value-type="string">
            <text:p>risoluzione movimento camera e robot indipendenti</text:p>
          </table:table-cell>
          <table:table-cell table:style-name="ce2"/>
          <table:table-cell table:style-name="ce4" table:formula="of:=[.D167]-[.C167]" office:value-type="time" office:time-value="PT03H30M00S">
            <text:p>03.3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2" office:value-type="string">
            <text:p>14 Mon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69]-[.C169]" office:value-type="time" office:time-value="PT03H30M00S">
            <text:p>03.30</text:p>
          </table:table-cell>
          <table:table-cell table:style-name="ce3" table:formula="of:=SUM([.G169:.G171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scrittura report e diagrammi</text:p>
          </table:table-cell>
          <table:table-cell table:style-name="ce2"/>
          <table:table-cell table:style-name="ce4" table:formula="of:=[.D170]-[.C170]" office:value-type="time" office:time-value="PT02H00M00S">
            <text:p>02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1]-[.C171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2" office:value-type="string">
            <text:p>15 Tue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3]-[.C173]" office:value-type="time" office:time-value="PT03H30M00S">
            <text:p>03.30</text:p>
          </table:table-cell>
          <table:table-cell table:style-name="ce3" table:formula="of:=SUM([.G173:.G174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4]-[.C174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2" office:value-type="string">
            <text:p>16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6]-[.C176]" office:value-type="time" office:time-value="PT03H30M00S">
            <text:p>03.30</text:p>
          </table:table-cell>
          <table:table-cell table:style-name="ce3" table:formula="of:=SUM([.G176:.G17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5H00M00S">
            <text:p>15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7]-[.C177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5H00M00S">
            <text:p>15.00</text:p>
          </table:table-cell>
          <table:table-cell table:style-name="ce4" office:value-type="time" office:time-value="PT16H00M00S">
            <text:p>16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4" table:formula="of:=[.D178]-[.C178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6H00M00S">
            <text:p>16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definizione algoritmo scelta immagine esocentrica</text:p>
          </table:table-cell>
          <table:table-cell table:style-name="ce2"/>
          <table:table-cell table:style-name="ce4" table:formula="of:=[.D179]-[.C179]" office:value-type="time" office:time-value="PT01H00M00S">
            <text:p>01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2" office:value-type="string">
            <text:p>17 Thu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codice per algoritmo sweep angle</text:p>
          </table:table-cell>
          <table:table-cell table:style-name="ce2"/>
          <table:table-cell table:style-name="ce4" table:formula="of:=[.D181]-[.C181]" office:value-type="time" office:time-value="PT03H30M00S">
            <text:p>03.30</text:p>
          </table:table-cell>
          <table:table-cell table:style-name="ce3" table:formula="of:=SUM([.G181:.G18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office:value-type="time" office:time-value="PT14H00M00S">
            <text:p>14.00</text:p>
          </table:table-cell>
          <table:table-cell table:style-name="ce4" office:value-type="time" office:time-value="PT17H00M00S">
            <text:p>17.00</text:p>
          </table:table-cell>
          <table:table-cell table:style-name="ce2" office:value-type="string">
            <text:p>studio algoritmo spaziale</text:p>
          </table:table-cell>
          <table:table-cell table:style-name="ce2"/>
          <table:table-cell table:style-name="ce4" table:formula="of:=[.D182]-[.C182]" office:value-type="time" office:time-value="PT03H00M00S">
            <text:p>03.00</text:p>
          </table:table-cell>
          <table:table-cell table:style-name="ce3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2" office:value-type="string">
            <text:p>18 Fri Jun</text:p>
          </table:table-cell>
          <table:table-cell table:style-name="ce4" office:value-type="time" office:time-value="PT09H00M00S">
            <text:p>09.0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tudio rotazioni camera e robot</text:p>
          </table:table-cell>
          <table:table-cell table:style-name="ce2"/>
          <table:table-cell table:style-name="ce4" table:formula="of:=[.D184]-[.C184]" office:value-type="time" office:time-value="PT04H00M00S">
            <text:p>04.00</text:p>
          </table:table-cell>
          <table:table-cell table:style-name="ce3" table:formula="of:=SUM([.G184:.G184])" office:value-type="time" office:time-value="PT04H00M00S">
            <text:p>04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2" office:value-type="string">
            <text:p>23 Wed Jun</text:p>
          </table:table-cell>
          <table:table-cell table:style-name="ce4" office:value-type="time" office:time-value="PT09H30M00S">
            <text:p>09.30</text:p>
          </table:table-cell>
          <table:table-cell table:style-name="ce4" office:value-type="time" office:time-value="PT13H00M00S">
            <text:p>13.00</text:p>
          </table:table-cell>
          <table:table-cell table:style-name="ce2" office:value-type="string">
            <text:p>scrittura report su metodo scelta immagine</text:p>
          </table:table-cell>
          <table:table-cell table:style-name="ce2"/>
          <table:table-cell table:style-name="ce4" table:formula="of:=[.D186]-[.C186]" office:value-type="time" office:time-value="PT03H30M00S">
            <text:p>03.30</text:p>
          </table:table-cell>
          <table:table-cell table:style-name="ce3" table:formula="of:=SUM([.G186:.G186])" office:value-type="time" office:time-value="PT03H30M00S">
            <text:p>03.30</text:p>
          </table:table-cell>
          <table:table-cell table:style-name="ce2" table:number-columns-repeated="1016"/>
        </table:table-row>
        <table:table-row table:style-name="ro1" table:number-rows-repeated="65352">
          <table:table-cell table:style-name="ce1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/>
          <table:table-cell table:style-name="ce3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About</text:p>
          </table:table-cell>
          <table:table-cell table:style-name="ce6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23/06/2010</text:date>, <text:time>11:1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23T11:14:49</dc:date>
    <dc:creator>Daniele Ferro</dc:creator>
    <meta:editing-duration>PT71H28M14S</meta:editing-duration>
    <meta:editing-cycles>186</meta:editing-cycles>
    <meta:generator>OpenOffice.org/3.1$Linux OpenOffice.org_project/310m19$Build-9420</meta:generator>
    <meta:document-statistic meta:table-count="2" meta:cell-count="735" meta:object-count="0"/>
  </office:meta>
</office:document-meta>
</file>